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2.167cm"/>
    </style:style>
    <style:style style:name="gr2" style:family="graphic" style:parent-style-name="standard">
      <style:graphic-properties draw:textarea-horizontal-align="justify" draw:textarea-vertical-align="middle" draw:auto-grow-height="false" fo:min-height="3.814cm" fo:min-width="2.167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2.167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2.167cm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2.167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2.92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2.929cm"/>
    </style:style>
    <style:style style:name="gr8" style:family="graphic" style:parent-style-name="standard">
      <style:graphic-properties draw:textarea-horizontal-align="justify" draw:textarea-vertical-align="middle" draw:auto-grow-height="false" fo:min-height="3.179cm" fo:min-width="2.167cm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4.453cm"/>
    </style:style>
    <style:style style:name="gr10" style:family="graphic" style:parent-style-name="standard">
      <style:graphic-properties draw:textarea-horizontal-align="justify" draw:textarea-vertical-align="middle" draw:auto-grow-height="false" fo:min-height="2.417cm" fo:min-width="4.45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8pt" style:font-size-complex="1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text-align="start">
        <style:tab-stops/>
      </style:paragraph-properties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7" draw:id="id7">
          <draw:custom-shape draw:style-name="gr1" draw:text-style-name="P2" draw:layer="controls" svg:width="2.667cm" svg:height="0.635cm" svg:x="16.132cm" svg:y="10.271cm">
            <text:p text:style-name="P1"><text:span text:style-name="T1">Adm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controls" svg:width="2.667cm" svg:height="4.064cm" svg:x="16.132cm" svg:y="10.906cm">
            <text:p text:style-name="P3"><text:span text:style-name="T2">= menu</text:span><text:span text:style-name="T3">()</text:span></text:p>
            <text:p text:style-name="P3"><text:span text:style-name="T3">? delMenu(id)</text:span></text:p>
            <text:p text:style-name="P3"><text:span text:style-name="T2">= content</text:span><text:span text:style-name="T3">()</text:span></text:p>
            <text:p text:style-name="P3"><text:span text:style-name="T2">= blog</text:span><text:span text:style-name="T3">()</text:span></text:p>
            <text:p text:style-name="P3"><text:span text:style-name="T3">+ post(id)</text:span></text:p>
            <text:p text:style-name="P3"><text:span text:style-name="T2">= category</text:span><text:span text:style-name="T3">()</text:span></text:p>
            <text:p text:style-name="P3"><text:span text:style-name="T2">= config</text:span><text:span text:style-name="T3">()</text:span></text:p>
            <text:p text:style-name="P3"><text:span text:style-name="T3">? delPost(id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2.667cm" svg:height="0.635cm" svg:x="17.129cm" svg:y="5.826cm">
            <text:p text:style-name="P1"><text:span text:style-name="T1">Blo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67cm" svg:height="1.651cm" svg:x="17.129cm" svg:y="6.461cm">
            <text:p text:style-name="P3"><text:span text:style-name="T3">+ index()</text:span></text:p>
            <text:p text:style-name="P3"><text:span text:style-name="T3">+ post(id)</text:span></text:p>
            <text:p text:style-name="P3"><text:span text:style-name="T3">+ category(id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2.667cm" svg:height="0.635cm" svg:x="24.895cm" svg:y="10.271cm">
            <text:p text:style-name="P1"><text:span text:style-name="T1">Jurnal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2.667cm" svg:height="0.635cm" svg:x="24.895cm" svg:y="10.906cm">
            <text:p text:style-name="P3"><text:span text:style-name="T2">= index</text:span><text:span text:style-name="T3">()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" draw:text-style-name="P2" draw:layer="layout" svg:width="2.667cm" svg:height="0.635cm" svg:x="21.193cm" svg:y="5.826cm">
            <text:p text:style-name="P1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67cm" svg:height="2.286cm" svg:x="21.193cm" svg:y="6.461cm">
            <text:p text:style-name="P3"><text:span text:style-name="T3">+ index</text:span></text:p>
            <text:p text:style-name="P3"><text:span text:style-name="T3">+ about</text:span></text:p>
            <text:p text:style-name="P3"><text:span text:style-name="T3">+ contact</text:span></text:p>
            <text:p text:style-name="P3"><text:span text:style-name="T3">+ gallery</text:span></text:p>
            <text:p text:style-name="P3"><text:span text:style-name="T3">+ ketua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2.667cm" svg:height="0.635cm" svg:x="3.686cm" svg:y="10.271cm">
            <text:p text:style-name="P1"><text:span text:style-name="T1">Pas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667cm" svg:height="2.667cm" svg:x="3.686cm" svg:y="10.906cm">
            <text:p text:style-name="P3"><text:span text:style-name="T2">= index</text:span><text:span text:style-name="T3">()</text:span></text:p>
            <text:p text:style-name="P3"><text:span text:style-name="T3">= edit(id)</text:span></text:p>
            <text:p text:style-name="P3"><text:span text:style-name="T3">= report(id)</text:span></text:p>
            <text:p text:style-name="P3"><text:span text:style-name="T3">? change(id)</text:span></text:p>
            <text:p text:style-name="P3"><text:span text:style-name="T3">? delete(id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2.667cm" svg:height="0.635cm" svg:x="19.053cm" svg:y="10.271cm">
            <text:p text:style-name="P1"><text:span text:style-name="T1">Pengaja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67cm" svg:height="1.651cm" svg:x="19.053cm" svg:y="10.906cm">
            <text:p text:style-name="P3"><text:span text:style-name="T2">= index</text:span><text:span text:style-name="T3">()</text:span></text:p>
            <text:p text:style-name="P3"><text:span text:style-name="T3">= edit(id)</text:span></text:p>
            <text:p text:style-name="P3"><text:span text:style-name="T3">= view(id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2.667cm" svg:height="0.635cm" svg:x="10.29cm" svg:y="10.292cm">
            <text:p text:style-name="P1"><text:span text:style-name="T1">Pengur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67cm" svg:height="1.651cm" svg:x="10.29cm" svg:y="10.927cm">
            <text:p text:style-name="P3"><text:span text:style-name="T3">= list()</text:span></text:p>
            <text:p text:style-name="P3"><text:span text:style-name="T2">= report</text:span><text:span text:style-name="T3">()</text:span></text:p>
            <text:p text:style-name="P3"><text:span text:style-name="T2">? download</text:span><text:span text:style-name="T3">(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6" draw:text-style-name="P2" draw:layer="layout" svg:width="3.429cm" svg:height="0.635cm" svg:x="6.607cm" svg:y="10.271cm">
            <text:p text:style-name="P1"><text:span text:style-name="T1">Santr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3.429cm" svg:height="1.651cm" svg:x="6.607cm" svg:y="10.906cm">
            <text:p text:style-name="P3"><text:span text:style-name="T3">= quran(id)</text:span></text:p>
            <text:p text:style-name="P3"><text:span text:style-name="T3">= addHadist(id)</text:span></text:p>
            <text:p text:style-name="P3"><text:span text:style-name="T3">= hadist(idHadist)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2" draw:layer="layout" svg:width="2.667cm" svg:height="0.635cm" svg:x="0.765cm" svg:y="10.271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667cm" svg:height="3.429cm" svg:x="0.765cm" svg:y="10.906cm">
            <text:p text:style-name="P3"><text:span text:style-name="T2">= login</text:span><text:span text:style-name="T3">()</text:span></text:p>
            <text:p text:style-name="P3"><text:span text:style-name="T2">= register</text:span><text:span text:style-name="T3">()</text:span></text:p>
            <text:p text:style-name="P3"><text:span text:style-name="T2">= index</text:span><text:span text:style-name="T3">()</text:span></text:p>
            <text:p text:style-name="P3"><text:span text:style-name="T2">? logout</text:span><text:span text:style-name="T3">()</text:span></text:p>
            <text:p text:style-name="P3"><text:span text:style-name="T2">= setting</text:span><text:span text:style-name="T3">()</text:span></text:p>
            <text:p text:style-name="P3"><text:span text:style-name="T3">= list()</text:span></text:p>
            <text:p text:style-name="P3"><text:span text:style-name="T3">? delete($id)</text:span></text:p>
            <text:p text:style-name="P3"><text:span text:style-name="T2">? genconfig</text:span><text:span text:style-name="T3">(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2.667cm" svg:height="0.635cm" svg:x="21.974cm" svg:y="10.271cm">
            <text:p text:style-name="P1"><text:span text:style-name="T1">Wal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67cm" svg:height="2.286cm" svg:x="21.974cm" svg:y="10.906cm">
            <text:p text:style-name="P3"><text:span text:style-name="T3">= index(id)</text:span></text:p>
            <text:p text:style-name="P3"><text:span text:style-name="T3">= list()</text:span></text:p>
            <text:p text:style-name="P3"><text:span text:style-name="T2">= comparator</text:span><text:span text:style-name="T3">()</text:span></text:p>
            <text:p text:style-name="P3"><text:span text:style-name="T2">= change</text:span><text:span text:style-name="T3">(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2.667cm" svg:height="0.635cm" svg:x="13.211cm" svg:y="10.271cm">
            <text:p text:style-name="P1"><text:span text:style-name="T1">WaliHadi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67cm" svg:height="1.651cm" svg:x="13.211cm" svg:y="10.906cm">
            <text:p text:style-name="P3"><text:span text:style-name="T3">= index($id)</text:span></text:p>
            <text:p text:style-name="P3"><text:span text:style-name="T3">= addHadist(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9" draw:text-style-name="P2" draw:layer="layout" svg:width="4.953cm" svg:height="0.635cm" svg:x="8.62cm" svg:y="5.318cm">
            <text:p text:style-name="P1"><text:span text:style-name="T1">Admin_Controll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4.953cm" svg:height="2.667cm" svg:x="8.62cm" svg:y="5.953cm">
            <text:p text:style-name="P3"><text:span text:style-name="T3">+ data_hadist_menu</text:span></text:p>
            <text:p text:style-name="P3"><text:span text:style-name="T3">+ data_hadist_menu_all</text:span></text:p>
            <text:p text:style-name="P3"><text:span text:style-name="T3">+ dataWali</text:span></text:p>
            <text:p text:style-name="P3"><text:span text:style-name="T3">+ dataPasusAll</text:span></text:p>
            <text:p text:style-name="P3"><text:span text:style-name="T3">+ targetAngkata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5" draw:layer="layout" draw:type="line" svg:x1="2.098cm" svg:y1="10.271cm" svg:x2="11.096cm" svg:y2="8.62cm" draw:start-shape="id1" draw:start-glue-point="0" draw:end-shape="id2" draw:end-glue-point="2" svg:d="M2098 10271l8998-1651" svg:viewBox="0 0 8999 1652">
          <text:p/>
        </draw:connector>
        <draw:connector draw:style-name="gr11" draw:text-style-name="P5" draw:layer="layout" draw:type="line" svg:x1="5.019cm" svg:y1="10.271cm" svg:x2="11.096cm" svg:y2="8.62cm" draw:start-shape="id3" draw:start-glue-point="0" draw:end-shape="id2" draw:end-glue-point="2" svg:d="M5019 10271l6077-1651" svg:viewBox="0 0 6078 1652">
          <text:p/>
        </draw:connector>
        <draw:connector draw:style-name="gr11" draw:text-style-name="P5" draw:layer="layout" draw:type="line" svg:x1="8.321cm" svg:y1="10.271cm" svg:x2="11.096cm" svg:y2="8.62cm" draw:start-shape="id4" draw:start-glue-point="0" draw:end-shape="id2" draw:end-glue-point="2" svg:d="M8321 10271l2775-1651" svg:viewBox="0 0 2776 1652">
          <text:p/>
        </draw:connector>
        <draw:connector draw:style-name="gr11" draw:text-style-name="P5" draw:layer="layout" draw:type="line" svg:x1="11.623cm" svg:y1="10.292cm" svg:x2="11.096cm" svg:y2="8.62cm" draw:start-shape="id5" draw:start-glue-point="0" draw:end-shape="id2" draw:end-glue-point="2" svg:d="M11623 10292l-527-1672" svg:viewBox="0 0 528 1673">
          <text:p/>
        </draw:connector>
        <draw:connector draw:style-name="gr11" draw:text-style-name="P5" draw:layer="layout" draw:type="line" svg:x1="14.544cm" svg:y1="10.271cm" svg:x2="11.096cm" svg:y2="8.62cm" draw:start-shape="id6" draw:start-glue-point="0" draw:end-shape="id2" draw:end-glue-point="2" svg:d="M14544 10271l-3448-1651" svg:viewBox="0 0 3449 1652">
          <text:p/>
        </draw:connector>
        <draw:connector draw:style-name="gr11" draw:text-style-name="P5" draw:layer="layout" draw:type="line" svg:x1="17.465cm" svg:y1="10.271cm" svg:x2="11.096cm" svg:y2="8.62cm" draw:start-shape="id7" draw:start-glue-point="0" draw:end-shape="id2" draw:end-glue-point="2" svg:d="M17465 10271l-6369-1651" svg:viewBox="0 0 6370 1652">
          <text:p/>
        </draw:connector>
        <draw:connector draw:style-name="gr11" draw:text-style-name="P5" draw:layer="layout" draw:type="line" svg:x1="20.386cm" svg:y1="10.271cm" svg:x2="11.096cm" svg:y2="8.62cm" draw:start-shape="id8" draw:start-glue-point="0" draw:end-shape="id2" draw:end-glue-point="2" svg:d="M20386 10271l-9290-1651" svg:viewBox="0 0 9291 1652">
          <text:p/>
        </draw:connector>
        <draw:connector draw:style-name="gr11" draw:text-style-name="P5" draw:layer="layout" draw:type="line" svg:x1="23.307cm" svg:y1="10.271cm" svg:x2="11.096cm" svg:y2="8.62cm" draw:start-shape="id9" draw:start-glue-point="0" draw:end-shape="id2" draw:end-glue-point="2" svg:d="M23307 10271l-12211-1651" svg:viewBox="0 0 12212 1652">
          <text:p/>
        </draw:connector>
        <draw:connector draw:style-name="gr11" draw:text-style-name="P5" draw:layer="layout" draw:type="line" svg:x1="26.228cm" svg:y1="10.271cm" svg:x2="11.096cm" svg:y2="8.62cm" draw:start-shape="id10" draw:start-glue-point="0" draw:end-shape="id2" draw:end-glue-point="2" svg:d="M26228 10271l-15132-1651" svg:viewBox="0 0 15133 1652">
          <text:p/>
        </draw:connector>
        <draw:g xml:id="id12" draw:id="id12">
          <draw:custom-shape draw:style-name="gr9" draw:text-style-name="P2" draw:layer="layout" svg:width="4.953cm" svg:height="0.635cm" svg:x="18.272cm" svg:y="1.762cm">
            <text:p text:style-name="P1"><text:span text:style-name="T1">Frontend_Controll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4.953cm" svg:height="2.667cm" svg:x="18.272cm" svg:y="2.397cm">
            <text:p text:style-name="P3"><text:span text:style-name="T3">+ socialMenu</text:span></text:p>
            <text:p text:style-name="P3"><text:span text:style-name="T3">+ tagline</text:span></text:p>
            <text:p text:style-name="P3"><text:span text:style-name="T3">+ alamat</text:span></text:p>
            <text:p text:style-name="P3"><text:span text:style-name="T3">+ telp</text:span></text:p>
            <text:p text:style-name="P3"><text:span text:style-name="T3">+ email</text:span></text:p>
            <text:p text:style-name="P3"><text:span text:style-name="T3">+ jam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5" draw:layer="layout" draw:type="line" svg:x1="18.462cm" svg:y1="5.826cm" svg:x2="20.748cm" svg:y2="5.064cm" draw:start-shape="id11" draw:start-glue-point="0" draw:end-shape="id12" draw:end-glue-point="2" svg:d="M18462 5826l2286-762" svg:viewBox="0 0 2287 763">
          <text:p/>
        </draw:connector>
        <draw:connector draw:style-name="gr11" draw:text-style-name="P5" draw:layer="layout" draw:type="line" svg:x1="22.526cm" svg:y1="5.826cm" svg:x2="20.748cm" svg:y2="5.064cm" draw:start-shape="id13" draw:start-glue-point="0" draw:end-shape="id12" draw:end-glue-point="2" svg:d="M22526 5826l-1778-762" svg:viewBox="0 0 1779 763">
          <text:p/>
        </draw:connector>
        <draw:g xml:id="id14" draw:id="id14">
          <draw:custom-shape draw:style-name="gr9" draw:text-style-name="P2" draw:layer="layout" svg:width="4.953cm" svg:height="0.635cm" svg:x="8.647cm" svg:y="1.635cm">
            <text:p text:style-name="P1"><text:span text:style-name="T1">MY_Controll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4.953cm" svg:height="1.27cm" svg:x="8.647cm" svg:y="2.27cm">
            <text:p text:style-name="P3"><text:span text:style-name="T3">+ mainMenu</text:span></text:p>
            <text:p text:style-name="P3"><text:span text:style-name="T3">+ title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5" draw:layer="layout" draw:type="line" svg:x1="11.096cm" svg:y1="5.318cm" svg:x2="11.123cm" svg:y2="3.54cm" draw:start-shape="id2" draw:start-glue-point="0" draw:end-shape="id14" draw:end-glue-point="2" svg:d="M11096 5318l27-1778" svg:viewBox="0 0 28 1779">
          <text:p/>
        </draw:connector>
        <draw:connector draw:style-name="gr11" draw:text-style-name="P5" draw:layer="layout" draw:type="line" svg:x1="18.272cm" svg:y1="3.413cm" svg:x2="13.6cm" svg:y2="2.587cm" draw:start-shape="id12" draw:start-glue-point="3" draw:end-shape="id14" draw:end-glue-point="1" svg:d="M18272 3413l-4672-826" svg:viewBox="0 0 4673 827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3:33:33.397654466</meta:creation-date>
    <meta:editing-duration>PT44M43S</meta:editing-duration>
    <meta:editing-cycles>11</meta:editing-cycles>
    <meta:generator>LibreOffice/6.0.4.2$Linux_X86_64 LibreOffice_project/00m0$Build-2</meta:generator>
    <dc:date>2018-06-12T16:50:56.911968133</dc:date>
    <meta:document-statistic meta:object-count="55"/>
  </office:meta>
</office:document-meta>
</file>